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enlo-Bold" svg:font-family="Menlo-Bold"/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04cm" fo:margin-left="-0.005cm" fo:margin-right="0cm" table:align="margins"/>
    </style:style>
    <style:style style:name="Таблица1.A" style:family="table-column">
      <style:table-column-properties style:column-width="9.932cm" style:rel-column-width="5631*"/>
    </style:style>
    <style:style style:name="Таблица1.B" style:family="table-column">
      <style:table-column-properties style:column-width="3.697cm" style:rel-column-width="2096*"/>
    </style:style>
    <style:style style:name="Таблица1.C" style:family="table-column">
      <style:table-column-properties style:column-width="3.374cm" style:rel-column-width="1913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2" style:family="paragraph" style:parent-style-name="Standard">
      <style:paragraph-properties fo:text-align="end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3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4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5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6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bold" style:font-name-asian="TimesNewRomanPSMT" style:font-size-asian="14pt" style:font-weight-asian="bold" style:font-name-complex="TimesNewRomanPSMT" style:font-size-complex="14pt" style:font-weight-complex="bold"/>
    </style:style>
    <style:style style:name="P7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style="italic" fo:font-weight="normal" style:font-name-asian="TimesNewRomanPSMT" style:font-size-asian="14pt" style:font-style-asian="italic" style:font-weight-asian="normal" style:font-name-complex="TimesNewRomanPSMT" style:font-size-complex="14pt" style:font-style-complex="italic" style:font-weight-complex="normal"/>
    </style:style>
    <style:style style:name="P8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6pt" fo:font-weight="bold" style:font-name-asian="TimesNewRomanPSMT" style:font-size-asian="16pt" style:font-weight-asian="bold" style:font-name-complex="TimesNewRomanPSMT" style:font-size-complex="16pt" style:font-weight-complex="bold"/>
    </style:style>
    <style:style style:name="P9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10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11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12" style:family="paragraph" style:parent-style-name="Standard" style:list-style-name="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5" style:family="paragraph" style:parent-style-name="Standard" style:list-style-name="L5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6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7" style:family="paragraph" style:parent-style-name="Standard" style:list-style-name="L6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8" style:family="paragraph" style:parent-style-name="Standard" style:list-style-name="L7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9" style:family="paragraph" style:parent-style-name="Standard" style:list-style-name="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0" style:family="paragraph" style:parent-style-name="Standard">
      <style:paragraph-properties fo:text-align="justify" style:justify-single-word="false" fo:break-before="pag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21" style:family="paragraph" style:parent-style-name="Standard">
      <style:paragraph-properties fo:text-align="justify" style:justify-single-word="false" fo:break-before="pag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</style:style>
    <style:style style:name="T1" style:family="text">
      <style:text-properties style:font-name="TimesNewRomanPSMT" fo:font-style="italic" style:font-name-asian="TimesNewRomanPSMT" style:font-style-asian="italic" style:font-name-complex="TimesNewRomanPSMT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font-name="TimesNewRomanPSMT" fo:font-size="14pt" fo:font-style="normal" fo:font-weight="normal" style:font-name-asian="TimesNewRomanPSMT" style:font-size-asian="14pt" style:font-style-asian="normal" style:font-weight-asian="normal" style:font-name-complex="TimesNewRomanPSMT" style:font-size-complex="14pt" style:font-style-complex="normal" style:font-weight-complex="normal"/>
    </style:style>
    <style:style style:name="T5" style:family="text">
      <style:text-properties style:use-window-font-color="true" style:font-name="TimesNewRomanPSMT" fo:font-size="14pt" fo:font-style="normal" style:font-name-asian="TimesNewRomanPSMT" style:font-size-asian="14pt" style:font-style-asian="normal" style:font-name-complex="TimesNewRomanPSMT" style:font-size-complex="14pt" style:font-style-complex="normal"/>
    </style:style>
    <style:style style:name="T6" style:family="text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style:font-name="TimesNewRomanPSMT" fo:font-style="italic" fo:font-weight="normal" style:font-name-asian="TimesNewRomanPSMT" style:font-style-asian="italic" style:font-weight-asian="normal" style:font-name-complex="TimesNewRomanPSMT" style:font-style-complex="italic" style:font-weight-complex="normal"/>
    </style:style>
    <style:style style:name="T11" style:family="text">
      <style:text-properties style:font-name="TimesNewRomanPSMT" fo:font-style="normal" fo:font-weight="bold" style:font-name-asian="TimesNewRomanPSMT" style:font-style-asian="normal" style:font-weight-asian="bold" style:font-name-complex="TimesNewRomanPSMT" style:font-style-complex="normal" style:font-weight-complex="bold"/>
    </style:style>
    <style:style style:name="T12" style:family="text">
      <style:text-properties style:font-name="TimesNewRomanPSMT" fo:font-style="normal" style:font-name-asian="TimesNewRomanPSMT" style:font-style-asian="normal" style:font-name-complex="TimesNewRomanPSMT" style:font-style-complex="normal"/>
    </style:style>
    <style:style style:name="T13" style:family="text">
      <style:text-properties style:font-name="Helvetica"/>
    </style:style>
    <style:style style:name="T14" style:family="text">
      <style:text-properties fo:font-size="12pt"/>
    </style:style>
    <style:style style:name="T15" style:family="text">
      <style:text-properties style:font-name-asian="Helvetica"/>
    </style:style>
    <style:style style:name="T16" style:family="text">
      <style:text-properties style:font-size-asian="12pt"/>
    </style:style>
    <style:style style:name="T17" style:family="text">
      <style:text-properties style:font-name-complex="Helvetica"/>
    </style:style>
    <style:style style:name="T18" style:family="text">
      <style:text-properties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Министерство образования Республики Беларусь <text:s/></text:p>
      <text:p text:style-name="P4">Учреждение образования </text:p>
      <text:p text:style-name="P4">“Белорусский государственный университет <text:s/></text:p>
      <text:p text:style-name="P4">информатики <text:s/>и радиоэлектроники” <text:s/></text:p>
      <text:p text:style-name="P4"/>
      <text:p text:style-name="P4"><text:s/></text:p>
      <text:p text:style-name="P5">Факультет информационных <text:s/>технологий <text:s/>и управления </text:p>
      <text:p text:style-name="P5">Кафедра интеллектуальных информационных технологий <text:s text:c="2"/></text:p>
      <text:p text:style-name="P2"/>
      <text:p text:style-name="P2"/>
      <text:p text:style-name="P2"/>
      <text:p text:style-name="P2"><text:s/></text:p>
      <text:p text:style-name="P6">ОТЧЁТ </text:p>
      <text:p text:style-name="P1">по лабораторной работе</text:p>
      <text:p text:style-name="P1">по дисциплине <text:s/>«Нейронно-сетевые модели» </text:p>
      <text:p text:style-name="P1">на тему <text:s/></text:p>
      <text:p text:style-name="P4"><text:span text:style-name="T2">«</text:span><text:span text:style-name="T1">Сжатие графической информации линейной рециркуляционной сетью</text:span><text:span text:style-name="T2">» </text:span></text:p>
      <text:p text:style-name="P1"/>
      <text:p text:style-name="P1"/>
      <text:p text:style-name="P1"/>
      <text:p text:style-name="P3">Выполнил</text:p>
      <text:p text:style-name="P3">студенты группы</text:p>
      <text:p text:style-name="P3">521703 Сидоров И. С.</text:p>
      <text:p text:style-name="P3"/>
      <text:p text:style-name="P3">Проверил </text:p>
      <text:p text:style-name="P3">Ивашенко В. П.</text:p>
      <text:p text:style-name="P1">МИНСК</text:p>
      <text:p text:style-name="P1">2009</text:p>
      <text:p text:style-name="P8"/>
      <text:p text:style-name="P20"><text:span text:style-name="T9">Цель: </text:span><text:span text:style-name="T10">Ознакомиться, проанализировать и получить навыки реализации модели нейронной сети для задачи предсказания числовых последовательностей.</text:span></text:p>
      <text:p text:style-name="P7"/>
      <text:p text:style-name="P9"><text:span text:style-name="T7">Задание: </text:span><text:span text:style-name="T10">предсказание числовых последовательностей нейросетевыми методами</text:span><text:span text:style-name="T11">.</text:span></text:p>
      <text:p text:style-name="P9"><text:span text:style-name="T7"><text:tab/></text:span><text:span text:style-name="T8">Реализовать модель сети Джордана-Элмана с функцией активации гиперболичекого тангенса.</text:span></text:p>
      <text:p text:style-name="P20"><text:span text:style-name="T11">Ход работы:</text:span></text:p>
      <text:p text:style-name="P10"><text:span text:style-name="T12"/></text:p>
      <text:p text:style-name="P10"><text:span text:style-name="T12"><text:tab/>Для решения задачи предсказания числовых последовательностей была создана нейросетевая модель обладающая следующими свойствами:</text:span></text:p>
      <text:list xml:id="list761842906" text:style-name="L5">
        <text:list-item>
          <text:p text:style-name="P15"><text:span text:style-name="T4">количество элементов которые дают возможность предсказать последующее число определяет количество нейронов на входном слое (Input), скрытом слое (Hidden), контекстном слое скрытого слоя (HiddenContext);</text:span></text:p>
        </text:list-item>
        <text:list-item>
          <text:p text:style-name="P15"><text:span text:style-name="T4">количество элементов которые предсказываются за один ход определяет количество нейронов на выходном слое (Result), контекстном слое скрытого слоя (ResultContext);</text:span></text:p>
        </text:list-item>
        <text:list-item>
          <text:p text:style-name="P15"><text:span text:style-name="T4">система имеет три вида слоёв: входной слой, выходной слой, промежуточные слои:</text:span></text:p>
          <text:list>
            <text:list-item>
              <text:p text:style-name="P15"><text:span text:style-name="T4">входной слой умеет заполнять начальное значение данных в зависимости от передаваемого вектора входных данных;</text:span></text:p>
            </text:list-item>
            <text:list-item>
              <text:p text:style-name="P15"><text:span text:style-name="T4">выходной слой умеет заполнять выходные значения ожидаемыми результатами, что позволяет простым образом в дальнейшем высчитывать ошибку на последнем слое;</text:span></text:p>
            </text:list-item>
            <text:list-item>
              <text:p text:style-name="P15"><text:span text:style-name="T4">промежуточные слои умеют переносить значение ошибки с переднего слоя на задний;</text:span></text:p>
            </text:list-item>
          </text:list>
        </text:list-item>
        <text:list-item>
          <text:p text:style-name="P15"><text:span text:style-name="T4">система реализует два типа связей:</text:span></text:p>
          <text:list>
            <text:list-item>
              <text:p text:style-name="P15"><text:span text:style-name="T4">связь между элементами контекстного слоя, и элементами повторяющего слоя, данная связь не обучается и всегда только передаёт значения;</text:span></text:p>
            </text:list-item>
            <text:list-item>
              <text:p text:style-name="P15"><text:span text:style-name="T4">связь между элементами одного слоя и второго слоя (никакой слой не является контекстным по отношению к другому) такая связь подразумевает набор данных по преобразованию одного слоя в другой.</text:span></text:p>
            </text:list-item>
          </text:list>
        </text:list-item>
      </text:list>
      <text:p text:style-name="P16"><text:span text:style-name="T4"/></text:p>
      <text:p text:style-name="P16"><text:span text:style-name="T4"><text:tab/>Дополнительные особенности:</text:span></text:p>
      <text:list xml:id="list1831523094" text:style-name="L6">
        <text:list-item>
          <text:p text:style-name="P17"><text:span text:style-name="T4">начинать поиск заново если суммарная ошибка выше 1000, или </text:span><text:soft-page-break/><text:span text:style-name="T4">расхождение составило в 10 большее чем минимальное достигнутое значение.</text:span></text:p>
        </text:list-item>
      </text:list>
      <text:p text:style-name="P16"><text:span text:style-name="T4"><text:tab/>Проводимые испытания и полученные результаты (значения входных и выходных параметров n=2, m):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3">Входные данные</text:p>
          </table:table-cell>
          <table:table-cell table:style-name="Таблица1.A1" office:value-type="string">
            <text:p text:style-name="P23">Подобранные значения</text:p>
          </table:table-cell>
          <table:table-cell table:style-name="Таблица1.C1" office:value-type="string">
            <text:p text:style-name="P23">Ожидаемые результаты</text:p>
          </table:table-cell>
        </table:table-row>
        <table:table-row>
          <table:table-cell table:style-name="Таблица1.A2" office:value-type="string">
            <text:p text:style-name="P24">Арифметическая прогрессия (k=1):</text:p>
            <text:p text:style-name="P22">1 2 3 4 5 6 7 8 9 10 11 12 13 14 15</text:p>
          </table:table-cell>
          <table:table-cell table:style-name="Таблица1.A2" office:value-type="string">
            <text:p text:style-name="P13">16.007</text:p>
            <text:p text:style-name="P12">17.016</text:p>
            <text:p text:style-name="P12">18.024</text:p>
            <text:p text:style-name="P12">19.024</text:p>
            <text:p text:style-name="P12">20.008</text:p>
            <text:p text:style-name="P12">20.966</text:p>
            <text:p text:style-name="P19"><text:span text:style-name="T6">21.890</text:span></text:p>
          </table:table-cell>
          <table:table-cell table:style-name="Таблица1.C2" office:value-type="string">
            <text:p text:style-name="P13">16</text:p>
            <text:p text:style-name="P13">17</text:p>
            <text:p text:style-name="P13">18</text:p>
            <text:p text:style-name="P13">19</text:p>
            <text:p text:style-name="P13">20</text:p>
            <text:p text:style-name="P13">21</text:p>
            <text:p text:style-name="P13">22</text:p>
          </table:table-cell>
        </table:table-row>
        <table:table-row>
          <table:table-cell table:style-name="Таблица1.A2" office:value-type="string">
            <text:p text:style-name="P14">Геометрическая посл-сть (k=1.2);</text:p>
            <text:p text:style-name="P13">1.000000</text:p>
            <text:p text:style-name="P12">1.200000</text:p>
            <text:p text:style-name="P12">1.440000</text:p>
            <text:p text:style-name="P12">1.728000</text:p>
            <text:p text:style-name="P12">2.073600</text:p>
            <text:p text:style-name="P12">2.488320</text:p>
            <text:p text:style-name="P12">2.985984</text:p>
            <text:p text:style-name="P12">3.583181</text:p>
            <text:p text:style-name="P19"><text:span text:style-name="T6">4.299817</text:span></text:p>
          </table:table-cell>
          <table:table-cell table:style-name="Таблица1.A2" office:value-type="string">
            <text:p text:style-name="P13">5.140620</text:p>
            <text:p text:style-name="P13">6.092788</text:p>
            <text:p text:style-name="P13">7.121988</text:p>
            <text:p text:style-name="P13">8.182919</text:p>
            <text:p text:style-name="P13"/>
          </table:table-cell>
          <table:table-cell table:style-name="Таблица1.C2" office:value-type="string">
            <text:p text:style-name="P13">5.159</text:p>
            <text:p text:style-name="P13">6.1917</text:p>
            <text:p text:style-name="P13">7.43</text:p>
            <text:p text:style-name="P13">8.916</text:p>
            <text:p text:style-name="P13"/>
          </table:table-cell>
        </table:table-row>
        <table:table-row>
          <table:table-cell table:style-name="Таблица1.A2" office:value-type="string">
            <text:p text:style-name="P22">Функция синуса.</text:p>
            <text:p text:style-name="P13">0.000000</text:p>
            <text:p text:style-name="P12">0.500000</text:p>
            <text:p text:style-name="P12">0.866000</text:p>
            <text:p text:style-name="P12">1.000000</text:p>
            <text:p text:style-name="P19"><text:span text:style-name="T6">0.866000</text:span></text:p>
            <text:p text:style-name="P19"><text:span text:style-name="T6">…</text:span></text:p>
            <text:p text:style-name="P12">-0.866000</text:p>
            <text:p text:style-name="P12">-0.500000</text:p>
            <text:p text:style-name="P19"><text:span text:style-name="T6">0.000000</text:span></text:p>
          </table:table-cell>
          <table:table-cell table:style-name="Таблица1.A2" office:value-type="string">
            <text:p text:style-name="P13">0.000000</text:p>
            <text:p text:style-name="P12">0.500092</text:p>
            <text:p text:style-name="P12">0.866502</text:p>
            <text:p text:style-name="P12">1.000668</text:p>
            <text:p text:style-name="P12">0.865904</text:p>
            <text:p text:style-name="P12">0.498325</text:p>
            <text:p text:style-name="P12">-0.002990</text:p>
            <text:p text:style-name="P12">-0.503598</text:p>
            <text:p text:style-name="P13">-0.869590</text:p>
            <text:p text:style-name="P19"><text:span text:style-name="T6">-1.002509</text:span></text:p>
          </table:table-cell>
          <table:table-cell table:style-name="Таблица1.C2" office:value-type="string">
            <text:p text:style-name="P13">0.000000</text:p>
            <text:p text:style-name="P12">0.500000</text:p>
            <text:p text:style-name="P12">0.866000</text:p>
            <text:p text:style-name="P12">1.000000</text:p>
            <text:p text:style-name="P12">0.866000</text:p>
            <text:p text:style-name="P12">0.500000</text:p>
            <text:p text:style-name="P12">0.000000</text:p>
            <text:p text:style-name="P12">-0.500000</text:p>
            <text:p text:style-name="P12">-0.866000</text:p>
            <text:p text:style-name="P19"><text:span text:style-name="T6">-1.000000</text:span></text:p>
          </table:table-cell>
        </table:table-row>
      </table:table>
      <text:p text:style-name="P16"><text:span text:style-name="T4"/></text:p>
      <text:p text:style-name="P16"><text:span text:style-name="T4"><text:tab/>При задании быстрорастущих последовательностей (геометрическая с коэффициентом 2 и больше), подбор ответа происходил очень долго (до ручной остановки). Это происходило в результате выходов за пределы значений </text:span><text:soft-page-break/><text:span text:style-name="T4">которые может хранить тип «double» используемый для хранения значений нейронов, и накапливаемой ошибки. Однако и при этих значениях такие последовательности имеют проблемы с предсказанием результата.</text:span></text:p>
      <text:p text:style-name="P16"><text:span text:style-name="T4"/></text:p>
      <text:p text:style-name="P16"><text:span text:style-name="T4"><text:tab/>При разработке были дополнительно исследована модель с линейной функцией, и модель с отключенными контекстными слоями.</text:span></text:p>
      <text:p text:style-name="P16"><text:span text:style-name="T4"><text:tab/>Такие модели позволяли лучше подбирать геометрические последовательности, однако для последовательностей типа синус и косинус, предсказание было невозможно.</text:span></text:p>
      <text:p text:style-name="P16"><text:span text:style-name="T4"><text:tab/></text:span></text:p>
      <text:p text:style-name="P21"><text:span text:style-name="T5">Вывод:<text:tab/></text:span></text:p>
      <text:p text:style-name="P16"><text:span text:style-name="T4"><text:tab/>В результате мы получили пример нейронной сети предсказывающей числовые последовательности.</text:span></text:p>
      <text:p text:style-name="P16"><text:span text:style-name="T4"><text:tab/>Для лучшего результата следует использовать следующие правила:</text:span></text:p>
      <text:list xml:id="list91656754" text:style-name="L7">
        <text:list-item>
          <text:p text:style-name="P18"><text:span text:style-name="T4">размер окна должен быть минимальным (например 2);</text:span></text:p>
        </text:list-item>
        <text:list-item>
          <text:p text:style-name="P18"><text:span text:style-name="T4">модель лучше подбирает ограниченные последовательности;</text:span></text:p>
        </text:list-item>
        <text:list-item>
          <text:p text:style-name="P18"><text:span text:style-name="T4">значение суммарной ошибки требуется выставлять объективно минимальным (для этого можно сделать несколько предварительных тестов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enlo-Bold" svg:font-family="Menlo-Bold"/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style:page-number="auto"/>
      <style:text-properties fo:font-size="14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" style:family="paragraph" style:parent-style-name="Caption" style:class="extra"/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van Sidarau</meta:initial-creator>
    <meta:creation-date>2009-11-29T18:20:22</meta:creation-date>
    <dc:date>2009-11-30T22:59:09</dc:date>
    <dc:creator>Ivan Sidarau</dc:creator>
    <meta:editing-duration>PT07H40M42S</meta:editing-duration>
    <meta:editing-cycles>91</meta:editing-cycles>
    <meta:generator>OpenOffice.org/3.1$Unix OpenOffice.org_project/310m19$Build-9420</meta:generator>
    <meta:document-statistic meta:table-count="1" meta:image-count="0" meta:object-count="0" meta:page-count="6" meta:paragraph-count="114" meta:word-count="505" meta:character-count="3992"/>
  </office:meta>
</office:document-meta>
</file>